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450000006A2DE37BC8428A174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d775" officeooo:paragraph-rsid="000ad77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ad775" officeooo:paragraph-rsid="000ad77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ad775" officeooo:paragraph-rsid="000ad775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ad775" officeooo:paragraph-rsid="000ad775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0b321a" officeooo:paragraph-rsid="000b321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0ad775" officeooo:paragraph-rsid="000bd180" style:font-weight-asian="normal" style:font-weight-complex="normal"/>
    </style:style>
    <style:style style:name="T1" style:family="text">
      <style:text-properties officeooo:rsid="000b321a"/>
    </style:style>
    <style:style style:name="T2" style:family="text">
      <style:text-properties officeooo:rsid="000b8af6"/>
    </style:style>
    <style:style style:name="T3" style:family="text">
      <style:text-properties officeooo:rsid="000bd1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TITLE PAGE</text:p>
      <text:p text:style-name="P2"/>
      <text:p text:style-name="P2"/>
      <text:p text:style-name="P2"/>
      <text:p text:style-name="P2">An Inherently-Typed Formalization of Featherweight Java extended with Java 8 Features</text:p>
      <text:p text:style-name="P2"/>
      <text:p text:style-name="P3"/>
      <text:p text:style-name="P3">PhD Samuel Feitosa</text:p>
      <text:p text:style-name="P3">Federal Institut<text:span text:style-name="T2">e</text:span> of Santa Catarina – IFSC</text:p>
      <text:p text:style-name="P3">Caçador – SC – Brazil</text:p>
      <text:p text:style-name="P3"><text:a xlink:type="simple" xlink:href="mailto:samuel.feitosa@ifsc.edu.br" text:style-name="Internet_20_link" text:visited-style-name="Visited_20_Internet_20_Link">samuel.feitosa@ifsc.edu.br</text:a> </text:p>
      <text:p text:style-name="P3"/>
      <text:p text:style-name="P3">PhD Alejandro Serrano</text:p>
      <text:p text:style-name="P6">47 Degrees <text:span text:style-name="T3">Academy</text:span></text:p>
      <text:p text:style-name="P6"><text:span text:style-name="T3">Madrid – </text:span><text:span text:style-name="T1">Spain</text:span></text:p>
      <text:p text:style-name="P3"><text:a xlink:type="simple" xlink:href="mailto:alejandro.serrano@47deg.com" text:style-name="Internet_20_link" text:visited-style-name="Visited_20_Internet_20_Link"><text:span text:style-name="T1">a</text:span></text:a><text:a xlink:type="simple" xlink:href="mailto:alejandro.serrano@47deg.com" text:style-name="Internet_20_link" text:visited-style-name="Visited_20_Internet_20_Link">lejandro.serrano@47deg.com</text:a> </text:p>
      <text:p text:style-name="P3"/>
      <text:p text:style-name="P3">PhD Rodrigo Ribeiro</text:p>
      <text:p text:style-name="P3">Federal University of Ouro Preto – UFOP</text:p>
      <text:p text:style-name="P3">Ouro Preto – MG - Brazil</text:p>
      <text:p text:style-name="P3"><text:a xlink:type="simple" xlink:href="mailto:rodrigo.ribeiro@ufop.edu.br" text:style-name="Internet_20_link" text:visited-style-name="Visited_20_Internet_20_Link">rodrigo.ribeiro@ufop.edu.br</text:a></text:p>
      <text:p text:style-name="P3"/>
      <text:p text:style-name="P3">PhD Andre Du Bois</text:p>
      <text:p text:style-name="P3">Federal University of Pelotas – UFPel</text:p>
      <text:p text:style-name="P3">Pelotas – RS – Brazil</text:p>
      <text:p text:style-name="P3"><text:a xlink:type="simple" xlink:href="mailto:dubois@inf.ufpel.edu.br" text:style-name="Internet_20_link" text:visited-style-name="Visited_20_Internet_20_Link">dubois@inf.ufpel.edu.br</text:a></text:p>
      <text:p text:style-name="P3"/>
      <text:p text:style-name="P3"/>
      <text:p text:style-name="P3"/>
      <text:p text:style-name="P3"/>
      <text:p text:style-name="P4">We request that all correspondence regarding this manuscript be redirected to Prof. Dr. Samuel da</text:p>
      <text:p text:style-name="P4">Silva Feitosa (<text:a xlink:type="simple" xlink:href="mailto:samuel.feitosa@ifsc.edu.br" text:style-name="Internet_20_link" text:visited-style-name="Visited_20_Internet_20_Link">samuel.feitosa@ifsc.edu.br</text:a>), who is listed as the corresponding author in this repor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Caçador - SC – Brazil, March 2021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x="3.755cm" svg:y="-0.261cm" svg:width="8.599cm" svg:height="2.805cm" draw:z-index="0"><draw:image xlink:href="Pictures/10000201000001450000006A2DE37BC8428A1744.png" xlink:type="simple" xlink:show="embed" xlink:actuate="onLoad" loext:mime-type="image/png"/></draw:frame></text:p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4:50:39.412271522</meta:creation-date>
    <dc:date>2021-03-11T15:25:51.476487081</dc:date>
    <meta:editing-duration>PT8M19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1" meta:paragraph-count="21" meta:word-count="97" meta:character-count="723" meta:non-whitespace-character-count="635"/>
  </office:meta>
</office:document-meta>
</file>